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paragraph-properties style:writing-mode="lr-tb"/>
      <style:text-properties fo:color="#000080" style:font-name="Thorndale AMT" fo:font-size="10.5pt" style:font-size-asian="10.5pt" style:font-size-complex="10.5pt"/>
    </style:style>
    <style:style style:name="P6" style:family="paragraph" style:parent-style-name="Standard">
      <style:paragraph-properties style:writing-mode="lr-tb"/>
      <style:text-properties fo:color="#99284c" style:font-name="Thorndale AMT" fo:font-size="10.5pt" style:font-size-asian="10.5pt" style:font-size-complex="10.5pt"/>
    </style:style>
    <style:style style:name="P7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8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use-window-font-color="true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15" style:family="paragraph" style:parent-style-name="Standard">
      <style:text-properties fo:color="#0000ff"/>
    </style:style>
    <style:style style:name="P1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ff"/>
    </style:style>
    <style:style style:name="P19" style:family="paragraph" style:parent-style-name="Standard">
      <style:paragraph-properties style:writing-mode="lr-tb"/>
      <style:text-properties fo:color="#000080" fo:font-size="10.5pt" style:font-size-asian="10.5pt" style:font-size-complex="10.5pt"/>
    </style:style>
    <style:style style:name="P20" style:family="paragraph" style:parent-style-name="Standard">
      <style:paragraph-properties style:writing-mode="lr-tb"/>
      <style:text-properties fo:color="#99284c" style:font-name="Thorndale AMT" fo:font-size="10.5pt" style:font-size-asian="10.5pt" style:font-size-complex="10.5pt"/>
    </style:style>
    <style:style style:name="P21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22" style:family="paragraph" style:parent-style-name="Standard">
      <style:paragraph-properties style:writing-mode="lr-tb"/>
      <style:text-properties fo:color="#99284c" style:font-name="Thorndale AMT1" fo:font-size="10.5pt" style:font-size-asian="10.5pt" style:font-size-complex="10.5pt"/>
    </style:style>
    <style:style style:name="P23" style:family="paragraph" style:parent-style-name="Standard">
      <style:paragraph-properties style:writing-mode="lr-tb"/>
      <style:text-properties fo:font-size="10.5pt" style:font-size-asian="10.5pt" style:font-size-complex="10.5pt"/>
    </style:style>
    <style:style style:name="P24" style:family="paragraph" style:parent-style-name="Standard">
      <style:paragraph-properties style:text-autospace="ideograph-alpha" style:writing-mode="lr-tb"/>
      <style:text-properties fo:font-size="10.5pt" style:font-size-asian="10.5pt" style:font-size-complex="10.5pt"/>
    </style:style>
    <style:style style:name="P25" style:family="paragraph" style:parent-style-name="Standard">
      <style:paragraph-properties style:writing-mode="lr-tb"/>
      <style:text-properties fo:font-size="10.5pt" fo:language="en" fo:country="GB" style:font-size-asian="10.5pt" style:font-size-complex="10.5pt"/>
    </style:style>
    <style:style style:name="P26" style:family="paragraph" style:parent-style-name="Standard">
      <style:paragraph-properties style:text-autospace="ideograph-alpha" style:writing-mode="lr-tb"/>
      <style:text-properties fo:font-size="10.5pt" fo:language="en" fo:country="GB" style:font-size-asian="10.5pt" style:font-size-complex="10.5pt"/>
    </style:style>
    <style:style style:name="P27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28" style:family="paragraph" style:parent-style-name="Standard">
      <style:paragraph-properties style:text-autospace="ideograph-alpha" style:writing-mode="lr-tb"/>
      <style:text-properties fo:color="#000000" fo:font-size="10.5pt" style:font-size-asian="10.5pt" style:font-size-complex="10.5pt"/>
    </style:style>
    <style:style style:name="P29" style:family="paragraph" style:parent-style-name="Standard">
      <style:paragraph-properties style:text-autospace="ideograph-alpha" style:writing-mode="lr-tb"/>
      <style:text-properties fo:color="#000000" fo:font-size="10.5pt" fo:language="en" fo:country="GB" style:font-size-asian="10.5pt" style:font-size-complex="10.5pt"/>
    </style:style>
    <style:style style:name="P30" style:family="paragraph" style:parent-style-name="Standard">
      <style:paragraph-properties style:writing-mode="lr-tb"/>
      <style:text-properties fo:color="#800000" fo:font-size="10.5pt" style:font-size-asian="10.5pt" style:font-size-complex="10.5pt"/>
    </style:style>
    <style:style style:name="P31" style:family="paragraph" style:parent-style-name="Standard">
      <style:paragraph-properties style:text-autospace="ideograph-alpha" style:writing-mode="lr-tb"/>
      <style:text-properties fo:color="#800000" fo:font-size="10.5pt" style:font-size-asian="10.5pt" style:font-size-complex="10.5pt"/>
    </style:style>
    <style:style style:name="P32" style:family="paragraph" style:parent-style-name="Standard">
      <style:paragraph-properties fo:margin-left="1.251cm" fo:margin-right="0cm" fo:text-indent="0cm" style:auto-text-indent="false" style:writing-mode="lr-tb"/>
      <style:text-properties fo:font-size="11pt" fo:font-weight="bold" style:font-size-asian="11pt" style:font-size-complex="11pt" style:font-weight-complex="bold"/>
    </style:style>
    <style:style style:name="P33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font-size="10.5pt" style:font-size-asian="10.5pt" style:font-size-complex="10.5pt"/>
    </style:style>
    <style:style style:name="P34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83caff" fo:font-size="10.5pt" style:font-size-asian="10.5pt" style:font-size-complex="10.5pt"/>
    </style:style>
    <style:style style:name="P35" style:family="paragraph" style:parent-style-name="Standard">
      <style:paragraph-properties fo:margin-left="2.501cm" fo:margin-right="0cm" fo:text-indent="0cm" style:auto-text-indent="false" style:writing-mode="lr-tb"/>
      <style:text-properties fo:font-size="11pt" style:font-size-asian="11pt" style:font-size-complex="11pt"/>
    </style:style>
    <style:style style:name="P36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bold" style:font-size-asian="11pt" style:font-size-complex="11pt"/>
    </style:style>
    <style:style style:name="P37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2.501cm" fo:margin-right="0cm" fo:text-indent="0cm" style:auto-text-indent="false" style:writing-mode="lr-tb"/>
      <style:text-properties fo:color="#000000" fo:font-size="11pt" style:font-size-asian="11pt" style:font-size-complex="11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0" style:family="paragraph" style:parent-style-name="Standard">
      <style:paragraph-properties style:writing-mode="lr-tb"/>
      <style:text-properties fo:color="#000080" style:font-name="Thorndale AMT" fo:font-size="10.5pt" style:font-size-asian="10.5pt" style:font-size-complex="10.5pt"/>
    </style:style>
    <style:style style:name="P41" style:family="paragraph" style:parent-style-name="Standard">
      <style:paragraph-properties style:writing-mode="lr-tb"/>
      <style:text-properties fo:color="#99284c" style:font-name="Thorndale AMT" fo:font-size="10.5pt" style:font-size-asian="10.5pt" style:font-size-complex="10.5pt"/>
    </style:style>
    <style:style style:name="P42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43" style:family="paragraph" style:parent-style-name="Standard">
      <style:paragraph-properties style:writing-mode="lr-tb"/>
      <style:text-properties fo:color="#99284c" style:font-name="Thorndale AMT1" fo:font-size="10.5pt" style:font-size-asian="10.5pt" style:font-size-complex="10.5pt"/>
    </style:style>
    <style:style style:name="P44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46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47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48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use-window-font-color="true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5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text-properties fo:color="#0000ff"/>
    </style:style>
    <style:style style:name="P53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80"/>
    </style:style>
    <style:style style:name="T3" style:family="text">
      <style:text-properties style:use-window-font-color="true" fo:font-size="12pt" style:font-size-asian="12pt" style:font-size-complex="12pt"/>
    </style:style>
    <style:style style:name="T4" style:family="text">
      <style:text-properties fo:color="#0000ff"/>
    </style:style>
    <style:style style:name="T5" style:family="text">
      <style:text-properties fo:color="#0000ff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80"/>
    </style:style>
    <style:style style:name="T10" style:family="text">
      <style:text-properties fo:color="#0000ff"/>
    </style:style>
    <style:style style:name="T11" style:family="text">
      <style:text-properties fo:color="#0000ff" fo:font-size="10pt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DejaVu Sans"/>
    </style:style>
    <style:style style:name="T15" style:family="text">
      <style:text-properties style:font-name="Thorndale AMT"/>
    </style:style>
    <style:style style:name="T16" style:family="text">
      <style:text-properties style:use-window-font-color="true" fo:font-size="12pt" style:font-size-asian="12pt" style:font-size-complex="12pt"/>
    </style:style>
    <style:style style:name="T17" style:family="text">
      <style:text-properties fo:font-size="10pt" style:font-size-asian="10pt" style:font-size-complex="10pt"/>
    </style:style>
  </office:automatic-styles>
  <office:body>
    <office:text text:use-soft-page-breaks="true">
      <text:tracked-changes>
        <text:changed-region text:id="ct179964856">
          <text:deletion>
            <office:change-info>
              <dc:creator>Hector </dc:creator>
              <dc:date>2010-01-25T20:56:00</dc:date>
            </office:change-info>
            <text:p text:style-name="P1">Especificación formal de los aspectos sintácticos del lenguaje. </text:p>
            <text:p text:style-name="P2"/>
          </text:deletion>
        </text:changed-region>
        <text:changed-region text:id="ct179965096">
          <text:deletion>
            <office:change-info>
              <dc:creator>Hector </dc:creator>
              <dc:date>2010-01-25T20:56:00</dc:date>
            </office:change-info>
            <text:p text:style-name="P3"><text:span text:style-name="T1"><text:s/></text:span></text:p>
          </text:deletion>
        </text:changed-region>
        <text:changed-region text:id="ct179966408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79967128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79967728">
          <text:deletion>
            <office:change-info>
              <dc:creator>Hector </dc:creator>
              <dc:date>2010-01-25T20:56:00</dc:date>
            </office:change-info>
            <text:p text:style-name="P4"/>
            <text:p text:style-name="P4"/>
          </text:deletion>
        </text:changed-region>
        <text:changed-region text:id="ct179967632">
          <text:deletion>
            <office:change-info>
              <dc:creator>Hector </dc:creator>
              <dc:date>2010-01-25T20:55:00</dc:date>
            </office:change-info>
            <text:p text:style-name="P4">Formalización de la sintaxis del lenguaje utilizando una gramática incontextual. Dicha gramática debe representar de manera natural las prioridades y la asociatividad de los operadores.</text:p>
          </text:deletion>
        </text:changed-region>
        <text:changed-region text:id="ct179969008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79969104">
          <text:deletion>
            <office:change-info>
              <dc:creator>ruben </dc:creator>
              <dc:date>2010-03-07T15:01:00</dc:date>
            </office:change-info>
            <text:p text:style-name="Standard"/>
          </text:deletion>
        </text:changed-region>
        <text:changed-region text:id="ct179969232">
          <text:insertion>
            <office:change-info>
              <dc:creator>ruben </dc:creator>
              <dc:date>2010-03-07T15:01:00</dc:date>
            </office:change-info>
          </text:insertion>
        </text:changed-region>
        <text:changed-region text:id="ct179969416">
          <text:insertion>
            <office:change-info>
              <dc:creator>ruben </dc:creator>
              <dc:date>2010-03-07T15:02:00</dc:date>
            </office:change-info>
          </text:insertion>
        </text:changed-region>
        <text:changed-region text:id="ct179971264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79971488">
          <text:insertion>
            <office:change-info>
              <dc:creator>ruben </dc:creator>
              <dc:date>2010-03-07T15:44:00</dc:date>
            </office:change-info>
          </text:insertion>
        </text:changed-region>
        <text:changed-region text:id="ct179971584">
          <text:format-change>
            <office:change-info>
              <dc:creator>ruben </dc:creator>
              <dc:date>2010-03-07T15:44:00</dc:date>
            </office:change-info>
          </text:format-change>
        </text:changed-region>
        <text:changed-region text:id="ct179976960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79973216">
          <text:deletion>
            <office:change-info>
              <dc:creator>ruben </dc:creator>
              <dc:date>2010-03-07T10:17:00</dc:date>
            </office:change-info>
            <text:p text:style-name="P5"/>
            <text:p text:style-name="P6"/>
          </text:deletion>
        </text:changed-region>
        <text:changed-region text:id="ct179944952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79214160">
          <text:deletion>
            <office:change-info>
              <dc:creator>ruben </dc:creator>
              <dc:date>2010-03-07T12:10:00</dc:date>
            </office:change-info>
            <text:p text:style-name="P7"><text:span text:style-name="T2">id</text:span></text:p>
          </text:deletion>
        </text:changed-region>
        <text:changed-region text:id="ct179214392">
          <text:insertion>
            <office:change-info>
              <dc:creator>ruben </dc:creator>
              <dc:date>2010-03-07T12:10:00</dc:date>
            </office:change-info>
          </text:insertion>
        </text:changed-region>
        <text:changed-region text:id="ct179979544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79977184">
          <text:deletion>
            <office:change-info>
              <dc:creator>ruben </dc:creator>
              <dc:date>2010-03-07T10:11:00</dc:date>
            </office:change-info>
            <text:p text:style-name="P8">TDeclaraciones → Declaración ; Declaraciones</text:p>
            <text:p text:style-name="P9">Declaraciones → Declaración</text:p>
            <text:p text:style-name="P8">Declaración → id : </text:p>
            <text:p text:style-name="P8">Programa → Declaraciones &amp; Instrucciones</text:p>
            <text:p text:style-name="P10"/>
          </text:deletion>
        </text:changed-region>
        <text:changed-region text:id="ct179926136">
          <text:deletion>
            <office:change-info>
              <dc:creator>Hector </dc:creator>
              <dc:date>2010-01-23T16:22:00</dc:date>
            </office:change-info>
            <text:p text:style-name="P10">t</text:p>
          </text:deletion>
        </text:changed-region>
        <text:changed-region text:id="ct179926008">
          <text:deletion>
            <office:change-info>
              <dc:creator>ruben </dc:creator>
              <dc:date>2010-03-07T10:11:00</dc:date>
            </office:change-info>
            <text:p text:style-name="P10"><text:span text:style-name="T3">Instrucciones → Instrucción ; Instrucciones</text:span></text:p>
            <text:p text:style-name="P11">Instrucciones → Instrucción</text:p>
            <text:p text:style-name="P11"/>
            <text:p text:style-name="P8"/>
            <text:p text:style-name="P12"/>
            <text:p text:style-name="P12">Tipo → Boolean</text:p>
            <text:p text:style-name="P12">Tipo → character</text:p>
            <text:p text:style-name="P12">Tipo → Float</text:p>
            <text:p text:style-name="P11">Tipo → Natural<text:span text:style-name="T4">ipo</text:span></text:p>
          </text:deletion>
        </text:changed-region>
        <text:changed-region text:id="ct179925912">
          <text:deletion>
            <office:change-info>
              <dc:creator>Hector </dc:creator>
              <dc:date>2010-01-25T20:58:00</dc:date>
            </office:change-info>
            <text:p text:style-name="P11"><text:span text:style-name="T5"/></text:p>
            <text:p text:style-name="P11"/>
          </text:deletion>
        </text:changed-region>
        <text:changed-region text:id="ct179070464">
          <text:deletion>
            <office:change-info>
              <dc:creator>ruben </dc:creator>
              <dc:date>2010-03-07T10:11:00</dc:date>
            </office:change-info>
            <text:p text:style-name="P11">InsLectura → <text:s/>in(</text:p>
            <text:p text:style-name="P11">Instrucción → InsLectura</text:p>
            <text:p text:style-name="P9">Instrucción → InsEscritura</text:p>
            <text:p text:style-name="P9">Instrucción → InsAsignación</text:p>
            <text:p text:style-name="P11"/>
            <text:p text:style-name="P11"/>
          </text:deletion>
        </text:changed-region>
        <text:changed-region text:id="ct179070368">
          <text:deletion>
            <office:change-info>
              <dc:creator>Hector </dc:creator>
              <dc:date>2010-01-25T20:57:00</dc:date>
            </office:change-info>
            <text:p text:style-name="P11">v</text:p>
          </text:deletion>
        </text:changed-region>
        <text:changed-region text:id="ct179070272">
          <text:deletion>
            <office:change-info>
              <dc:creator>ruben </dc:creator>
              <dc:date>2010-03-07T10:11:00</dc:date>
            </office:change-info>
            <text:p text:style-name="P11">True</text:p>
            <text:p text:style-name="P11">Litera → litFalseLiteral → id</text:p>
            <text:p text:style-name="P9">Literal → litNat</text:p>
            <text:p text:style-name="P9">Literal → litFlo</text:p>
            <text:p text:style-name="P11">Literal → lit</text:p>
            <text:p text:style-name="P11">ExpresiónNiv4 → OpNiv4 ExpresiónNiv4</text:p>
            <text:p text:style-name="P9">ExpresiónNiv4 → | Expresión |</text:p>
            <text:p text:style-name="P9">ExpresiónNiv4 → ( Expresión )</text:p>
            <text:p text:style-name="P9">ExpresiónNiv4 → Literal</text:p>
            <text:p text:style-name="P11"/>
            <text:p text:style-name="P11">ExpresiónNiv3 → ExpresionNiv4 OpNiv3 ExpresiónNiv3</text:p>
            <text:p text:style-name="P9">ExpresiónNiv3 → ExpresiónNiv4</text:p>
            <text:p text:style-name="P11"/>
            <text:p text:style-name="P11">ExpresiónNiv2 → ExpresiónNiv2 OpNiv2 ExpresiónNiv3</text:p>
            <text:p text:style-name="P9">ExpresiónNiv2 → ExpresiónNiv3</text:p>
            <text:p text:style-name="P11"/>
            <text:p text:style-name="P11">ExpresiónNiv1 → ExpresiónNiv1 OpNiv1 ExpresiónNiv2</text:p>
            <text:p text:style-name="P9">ExpresiónNiv1 → ExpresiónNiv2</text:p>
            <text:p text:style-name="P11"/>
            <text:p text:style-name="P11">Expresión → ExpresiónNiv1 OpNiv0 ExpresiónNiv1 </text:p>
            <text:p text:style-name="P9">Expresión → ExpresiónNiv1</text:p>
            <text:p text:style-name="P11"/>
            <text:p text:style-name="P11">)</text:p>
            <text:p text:style-name="P9">InsEscritura → out(Expresion)</text:p>
            <text:p text:style-name="P9">InsAsignación → id := Expresión</text:p>
            <text:p text:style-name="P11">id</text:p>
          </text:deletion>
        </text:changed-region>
        <text:changed-region text:id="ct179978328">
          <text:deletion>
            <office:change-info>
              <dc:creator>Hector </dc:creator>
              <dc:date>2010-01-23T16:21:00</dc:date>
            </office:change-info>
            <text:p text:style-name="P11"><text:span text:style-name="T6">Boo</text:span></text:p>
          </text:deletion>
        </text:changed-region>
        <text:changed-region text:id="ct177522480">
          <text:deletion>
            <office:change-info>
              <dc:creator>ruben </dc:creator>
              <dc:date>2010-03-07T10:11:00</dc:date>
            </office:change-info>
            <text:p text:style-name="P11">OpNiv4 → not</text:p>
            <text:p text:style-name="P13">OpNiv4 → -</text:p>
            <text:p text:style-name="P13">OpNiv4 → (float)</text:p>
            <text:p text:style-name="P13">OpNiv4 → (int)</text:p>
            <text:p text:style-name="P13">OpNiv4 → (nat)</text:p>
            <text:p text:style-name="P11">OpNiv4 → (char)</text:p>
            <text:p text:style-name="P11">OpNiv3 → &gt;&gt;</text:p>
            <text:p text:style-name="P13">OpNiv3 → &lt;&lt;</text:p>
            <text:p text:style-name="P14"/>
            <text:p text:style-name="P11">OpNiv2 → *</text:p>
            <text:p text:style-name="P9">OpNiv2 → /</text:p>
            <text:p text:style-name="P9">OpNiv2 → %</text:p>
            <text:p text:style-name="P9">OpNiv2 → and</text:p>
            <text:p text:style-name="P14"/>
            <text:p text:style-name="P11">OpNiv1 → +</text:p>
            <text:p text:style-name="P9">OpNiv1 → -</text:p>
            <text:p text:style-name="P9">OpNiv1 → or</text:p>
            <text:p text:style-name="P14"/>
            <text:p text:style-name="P11">OpNiv0 → &lt;</text:p>
            <text:p text:style-name="P9">OpNiv0 → &gt;<text:tab/></text:p>
            <text:p text:style-name="P9">OpNiv0 → &lt;=<text:tab/></text:p>
            <text:p text:style-name="P9">OpNiv0 → &gt;=</text:p>
            <text:p text:style-name="P9">OpNiv0 → =</text:p>
            <text:p text:style-name="P9">OpNiv0 → =/=</text:p>
            <text:p text:style-name="P14"/>
            <text:p text:style-name="P14"/>
            <text:p text:style-name="P9">Literal → litCha</text:p>
            <text:p text:style-name="P11"><text:span text:style-name="T5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 Definición sintáctica del lenguaje </text:p>
      <text:p text:style-name="P2"><text:change text:change-id="ct179964856"/></text:p>
      <text:p text:style-name="P3">2.1. Descripción de los operadores<text:change text:change-id="ct179965096"/></text:p>
      <text:p text:style-name="P18"/>
      <text:p text:style-name="P27">Los operadores del lenguaje son los siguientes. Todos asocian a derechas, excepto los de nivel 3:</text:p>
      <text:p text:style-name="P35"><text:change-start text:change-id="ct179966408"/><text:span text:style-name="T8">Operador</text:span><text:change-end text:change-id="ct179966408"/><text:tab/><text:change-start text:change-id="ct179967128"/><text:span text:style-name="T8">Aridad:</text:span><text:change-end text:change-id="ct179967128"/></text:p>
      <text:p text:style-name="P32">Nivel 0 – menor prioridad</text:p>
      <text:p text:style-name="P35">&lt;<text:tab/>2</text:p>
      <text:p text:style-name="P35">&gt;<text:tab/>2</text:p>
      <text:p text:style-name="P35">&lt;=<text:tab/>2</text:p>
      <text:p text:style-name="P35">&gt;=<text:tab/>2</text:p>
      <text:p text:style-name="P35">=<text:tab/>2</text:p>
      <text:p text:style-name="P35">=/=<text:tab/>2</text:p>
      <text:p text:style-name="P32">Nivel 1</text:p>
      <text:p text:style-name="P35">+<text:tab/>2</text:p>
      <text:p text:style-name="P35">-<text:tab/>2</text:p>
      <text:p text:style-name="P35">or <text:tab/>2</text:p>
      <text:p text:style-name="P32">Nivel 2</text:p>
      <text:p text:style-name="P35">*<text:tab/>2</text:p>
      <text:p text:style-name="P35">/<text:tab/>2</text:p>
      <text:p text:style-name="P35">%<text:tab/>2</text:p>
      <text:p text:style-name="P35">and <text:tab/>2</text:p>
      <text:p text:style-name="P32">Nivel 3</text:p>
      <text:p text:style-name="P37">&gt;&gt;<text:tab/>2</text:p>
      <text:p text:style-name="P37">&lt;&lt;<text:tab/>2</text:p>
      <text:p text:style-name="P36">Nivel 4 – mayor prioridad</text:p>
      <text:p text:style-name="P35">not<text:tab/>1</text:p>
      <text:p text:style-name="P35">-<text:tab/>1</text:p>
      <text:p text:style-name="P35">(float)<text:tab/>1</text:p>
      <text:p text:style-name="P35">(int)<text:tab/>1</text:p>
      <text:p text:style-name="P35">(nat)<text:tab/>1</text:p>
      <text:p text:style-name="P35">(char)<text:tab/>1</text:p>
      <text:p text:style-name="P38">| |<text:tab/>1</text:p>
      <text:p text:style-name="P2"/>
      <text:p text:style-name="Standard"><text:span text:style-name="T12">2.2. Formalización de la sintaxis</text:span><text:span text:style-name="T13"> </text:span></text:p>
      <text:p text:style-name="P4"><text:change text:change-id="ct179967728"/><text:change text:change-id="ct179967632"/></text:p>
      <text:p text:style-name="P24"><text:change-start text:change-id="ct179969008"/>Programa → Declaraciones &amp; Instrucciones</text:p>
      <text:p text:style-name="P23"/>
      <text:p text:style-name="P30">Declaraciones → Declaraciones ; Declaracion</text:p>
      <text:p text:style-name="P23">Declaraciones → Declaración</text:p>
      <text:p text:style-name="P7">Declaracion → DeclaracionTipo</text:p>
      <text:p text:style-name="P7">Declaracion → DeclaracionVariable</text:p>
      <text:p text:style-name="P7">Declaracion<text:change-end text:change-id="ct179969008"/><text:change text:change-id="ct179969104"/><text:change-start text:change-id="ct179969232"/>Tipo <text:change-end text:change-id="ct179969232"/><text:change-start text:change-id="ct179969416"/>→ <text:change-end text:change-id="ct179969416"/><text:change-start text:change-id="ct179971264"/>tipo id = Tipo</text:p>
      <text:p text:style-name="P7">DeclaraciónVarible → id : Tipo</text:p>
      <text:p text:style-name="P34"/>
      <text:p text:style-name="P28">Tipo → Boolean</text:p>
      <text:p text:style-name="P23">Tipo → character</text:p>
      <text:p text:style-name="P23">Tipo → Float</text:p>
      <text:p text:style-name="P23">Tipo → Natural</text:p>
      <text:p text:style-name="P7">Tipo → array [Expresion] of Tipo</text:p>
      <text:p text:style-name="P7">Tipo → reg Campos <text:s/>freg</text:p>
      <text:p text:style-name="P7">Tipo → ^Tipo</text:p>
      <text:p text:style-name="P19"/>
      <text:p text:style-name="P19"><text:soft-page-break/></text:p>
      <text:p text:style-name="P7">Campos → Campos ';' Campo</text:p>
      <text:p text:style-name="P7">Campos → Campo</text:p>
      <text:p text:style-name="P7">Campo → id : Tipo</text:p>
      <text:p text:style-name="P33"/>
      <text:p text:style-name="P31">Instrucciones → Instrucciones ; <text:change-end text:change-id="ct179971264"/><text:change-start text:change-id="ct179971488"/>I<text:change-end text:change-id="ct179971488"/><text:change-start text:change-id="ct179971584"/>nstrucción<text:change-end text:change-id="ct179971584"/><text:change-start text:change-id="ct179976960"/> </text:p>
      <text:p text:style-name="P23">Instrucciones → Instrucción</text:p>
      <text:p text:style-name="P23">Instrucción → InsLectura</text:p>
      <text:p text:style-name="P23">Instrucción → InsEscritura</text:p>
      <text:p text:style-name="P23">Instrucción → InsAsignación</text:p>
      <text:p text:style-name="P7">Instrucción → InsCompuesta</text:p>
      <text:p text:style-name="P7">Instrucción → InsIf</text:p>
      <text:p text:style-name="P7">Instrucción → InsWhile</text:p>
      <text:p text:style-name="P7">Instrucción → InsNew</text:p>
      <text:p text:style-name="P7">instrucción → InsDel</text:p>
      <text:p text:style-name="P23"/>
      <text:p text:style-name="P23">InsLectura → <text:s/>in(id)</text:p>
      <text:p text:style-name="P23">InsEscritura → out(Expresion)</text:p>
      <text:p text:style-name="P7">InsAsignación → Mem := Expresión</text:p>
      <text:p text:style-name="P7"/>
      <text:p text:style-name="P7">InsCompuesta → begin InsOpc end</text:p>
      <text:p text:style-name="P7">InsOpc → <text:span text:style-name="T14">λ</text:span></text:p>
      <text:p text:style-name="P7"><text:span text:style-name="T15">InsOpc </text:span><text:span text:style-name="T15">→</text:span><text:span text:style-name="T15"> </text:span><text:span text:style-name="T15">I</text:span><text:span text:style-name="T15">nstrucciones</text:span></text:p>
      <text:p text:style-name="P6"/>
      <text:p text:style-name="P7"><text:span text:style-name="T15">InsIf → if Expresion then instrucción </text:span><text:span text:style-name="T15">Pelse</text:span></text:p>
      <text:p text:style-name="P7"><text:span text:style-name="T15">PElse </text:span><text:span text:style-name="T15">→</text:span><text:span text:style-name="T15"> </text:span><text:span text:style-name="T15">else I</text:span><text:span text:style-name="T15">nstrucción</text:span></text:p>
      <text:p text:style-name="P7"><text:span text:style-name="T15">PElse </text:span><text:span text:style-name="T15">→</text:span><text:span text:style-name="T15"> </text:span><text:span text:style-name="T14">λ</text:span></text:p>
      <text:p text:style-name="P22"/>
      <text:p text:style-name="P22">InsWhile → while Expresion do Instrucción </text:p>
      <text:p text:style-name="P22"/>
      <text:p text:style-name="P22">InsNew → new Mem</text:p>
      <text:p text:style-name="P22"/>
      <text:p text:style-name="P22">InsDel → delete Mem</text:p>
      <text:p text:style-name="P22"/>
      <text:p text:style-name="P7">Mem → id</text:p>
      <text:p text:style-name="P7">Mem → Mem^</text:p>
      <text:p text:style-name="P7">Mem → Mem[Exp]</text:p>
      <text:p text:style-name="P22">Mem → Mem.id</text:p>
      <text:p text:style-name="P6"><text:change-end text:change-id="ct179976960"/><text:change text:change-id="ct179973216"/><text:change-start text:change-id="ct179944952"/></text:p>
      <text:p text:style-name="P23">Expresión → ExpresiónNiv1 OpNiv0 ExpresiónNiv1 </text:p>
      <text:p text:style-name="P23">Expresión → ExpresiónNiv1</text:p>
      <text:p text:style-name="P23"/>
      <text:p text:style-name="P23">ExpresiónNiv1 → ExpresiónNiv1 OpNiv1 ExpresiónNiv2</text:p>
      <text:p text:style-name="P23">ExpresiónNiv1 → ExpresiónNiv2</text:p>
      <text:p text:style-name="P23"/>
      <text:p text:style-name="P23">ExpresiónNiv2 → ExpresiónNiv2 OpNiv2 ExpresiónNiv3</text:p>
      <text:p text:style-name="P23">ExpresiónNiv2 → ExpresiónNiv3</text:p>
      <text:p text:style-name="P23"/>
      <text:p text:style-name="P23">ExpresiónNiv3 → ExpresionNiv4 OpNiv3 ExpresiónNiv3</text:p>
      <text:p text:style-name="P23">ExpresiónNiv3 → ExpresiónNiv4</text:p>
      <text:p text:style-name="P23"/>
      <text:p text:style-name="P23">ExpresiónNiv4 → OpNiv4 ExpresiónNiv4</text:p>
      <text:p text:style-name="P23">ExpresiónNiv4 → | Expresión |</text:p>
      <text:p text:style-name="P23">ExpresiónNiv4 → ( Expresión )</text:p>
      <text:p text:style-name="P23">ExpresiónNiv4 → Literal</text:p>
      <text:p text:style-name="P23"/>
      <text:p text:style-name="P7">Literal → <text:change-end text:change-id="ct179944952"/><text:change text:change-id="ct179214160"/><text:change-start text:change-id="ct179214392"/>Mem<text:change-end text:change-id="ct179214392"/><text:change-start text:change-id="ct179979544"/></text:p>
      <text:p text:style-name="P26"><text:soft-page-break/>Literal → litNat</text:p>
      <text:p text:style-name="P25">Literal → litFlo</text:p>
      <text:p text:style-name="P25">Literal → litTrue</text:p>
      <text:p text:style-name="P24">Litera → litFalse</text:p>
      <text:p text:style-name="P23">Literal → litCha</text:p>
      <text:p text:style-name="P23"/>
      <text:p text:style-name="P23">OpNiv0 → &lt;</text:p>
      <text:p text:style-name="P23">OpNiv0 → &gt;<text:tab/></text:p>
      <text:p text:style-name="P23">OpNiv0 → &lt;=<text:tab/></text:p>
      <text:p text:style-name="P23">OpNiv0 → &gt;=</text:p>
      <text:p text:style-name="P23">OpNiv0 → =</text:p>
      <text:p text:style-name="P23">OpNiv0 → =/=</text:p>
      <text:p text:style-name="P23"/>
      <text:p text:style-name="P23">OpNiv1 → +</text:p>
      <text:p text:style-name="P23">OpNiv1 → -</text:p>
      <text:p text:style-name="P23">OpNiv1 → or</text:p>
      <text:p text:style-name="P23"/>
      <text:p text:style-name="P23">OpNiv2 → *</text:p>
      <text:p text:style-name="P23">OpNiv2 → /</text:p>
      <text:p text:style-name="P23">OpNiv2 → %</text:p>
      <text:p text:style-name="P23">OpNiv2 → and</text:p>
      <text:p text:style-name="P33"/>
      <text:p text:style-name="P24">OpNiv3 → &gt;&gt;</text:p>
      <text:p text:style-name="P23">OpNiv3 → &lt;&lt;</text:p>
      <text:p text:style-name="P23"/>
      <text:p text:style-name="P23">OpNiv4 → not</text:p>
      <text:p text:style-name="P23">OpNiv4 → -</text:p>
      <text:p text:style-name="P23">OpNiv4 → (float)</text:p>
      <text:p text:style-name="P26">OpNiv4 → (int)</text:p>
      <text:p text:style-name="P25">OpNiv4 → (nat)</text:p>
      <text:p text:style-name="P29">OpNiv4 → (char)</text:p>
      <text:p text:style-name="P11"><text:change-end text:change-id="ct179979544"/><text:change text:change-id="ct179977184"/><text:change text:change-id="ct179926136"/><text:change text:change-id="ct179926008"/><text:change text:change-id="ct179925912"/><text:change text:change-id="ct179070464"/><text:change text:change-id="ct179070368"/><text:change text:change-id="ct179070272"/><text:change text:change-id="ct179978328"/><text:change text:change-id="ct177522480"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2T10:05:50</meta:creation-date>
    <dc:date>2010-03-08T11:27:41</dc:date>
    <dc:creator>ruben </dc:creator>
    <meta:editing-duration>PT04H48M03S</meta:editing-duration>
    <meta:editing-cycles>15</meta:editing-cycles>
    <meta:generator>OpenOffice.org/3.1$Linux OpenOffice.org_project/310m19$Build-9420</meta:generator>
    <meta:document-statistic meta:table-count="0" meta:image-count="0" meta:object-count="0" meta:page-count="3" meta:paragraph-count="178" meta:word-count="613" meta:character-count="3597"/>
  </office:meta>
</office:document-meta>
</file>